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7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2 年 1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87345" calcext:value-type="float">
            <text:p><text:s text:c="3"/>87,345</text:p>
          </table:table-cell>
          <table:table-cell table:style-name="ce36" office:value-type="float" office:value="3082" calcext:value-type="float">
            <text:p><text:s text:c="3"/>3,082</text:p>
          </table:table-cell>
          <table:table-cell table:style-name="ce36" office:value-type="float" office:value="7902" calcext:value-type="float">
            <text:p><text:s text:c="3"/>7,902</text:p>
          </table:table-cell>
          <table:table-cell table:style-name="ce36" office:value-type="float" office:value="5735" calcext:value-type="float">
            <text:p><text:s text:c="3"/>5,735</text:p>
          </table:table-cell>
          <table:table-cell table:style-name="ce36" office:value-type="float" office:value="3148" calcext:value-type="float">
            <text:p><text:s text:c="3"/>3,148</text:p>
          </table:table-cell>
          <table:table-cell table:style-name="ce36" office:value-type="float" office:value="2051" calcext:value-type="float">
            <text:p><text:s text:c="3"/>2,051</text:p>
          </table:table-cell>
          <table:table-cell table:style-name="ce36" office:value-type="float" office:value="3260" calcext:value-type="float">
            <text:p><text:s text:c="3"/>3,260</text:p>
          </table:table-cell>
          <table:table-cell table:style-name="ce36" office:value-type="float" office:value="10016" calcext:value-type="float">
            <text:p><text:s text:c="3"/>10,016</text:p>
          </table:table-cell>
          <table:table-cell table:style-name="ce36" office:value-type="float" office:value="244" calcext:value-type="float">
            <text:p><text:s text:c="3"/>244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6543" calcext:value-type="float">
            <text:p><text:s text:c="3"/>6,543</text:p>
          </table:table-cell>
          <table:table-cell table:style-name="ce36" office:value-type="float" office:value="43093" calcext:value-type="float">
            <text:p><text:s text:c="3"/>43,093</text:p>
          </table:table-cell>
          <table:table-cell table:style-name="ce36" office:value-type="float" office:value="2258" calcext:value-type="float">
            <text:p><text:s text:c="3"/>2,258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85705" calcext:value-type="float">
            <text:p><text:s text:c="3"/>85,705</text:p>
          </table:table-cell>
          <table:table-cell table:style-name="ce36" office:value-type="float" office:value="3672" calcext:value-type="float">
            <text:p><text:s text:c="3"/>3,672</text:p>
          </table:table-cell>
          <table:table-cell table:style-name="ce36" office:value-type="float" office:value="7578" calcext:value-type="float">
            <text:p><text:s text:c="3"/>7,578</text:p>
          </table:table-cell>
          <table:table-cell table:style-name="ce36" office:value-type="float" office:value="6141" calcext:value-type="float">
            <text:p><text:s text:c="3"/>6,141</text:p>
          </table:table-cell>
          <table:table-cell table:style-name="ce36" office:value-type="float" office:value="3849" calcext:value-type="float">
            <text:p><text:s text:c="3"/>3,849</text:p>
          </table:table-cell>
          <table:table-cell table:style-name="ce36" office:value-type="float" office:value="2079" calcext:value-type="float">
            <text:p><text:s text:c="3"/>2,079</text:p>
          </table:table-cell>
          <table:table-cell table:style-name="ce36" office:value-type="float" office:value="2795" calcext:value-type="float">
            <text:p><text:s text:c="3"/>2,795</text:p>
          </table:table-cell>
          <table:table-cell table:style-name="ce36" office:value-type="float" office:value="9019" calcext:value-type="float">
            <text:p><text:s text:c="3"/>9,019</text:p>
          </table:table-cell>
          <table:table-cell table:style-name="ce36" office:value-type="float" office:value="888" calcext:value-type="float">
            <text:p><text:s text:c="3"/>888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543" calcext:value-type="float">
            <text:p><text:s text:c="3"/>6,543</text:p>
          </table:table-cell>
          <table:table-cell table:style-name="ce36" office:value-type="float" office:value="43093" calcext:value-type="float">
            <text:p><text:s text:c="3"/>43,09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57" office:value-type="float" office:value="1640" calcext:value-type="float">
            <text:p>1,640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38648" calcext:value-type="float">
            <text:p><text:s text:c="3"/>38,648</text:p>
          </table:table-cell>
          <table:table-cell table:style-name="ce36" office:value-type="float" office:value="1515" calcext:value-type="float">
            <text:p><text:s text:c="3"/>1,515</text:p>
          </table:table-cell>
          <table:table-cell table:style-name="ce36" office:value-type="float" office:value="3725" calcext:value-type="float">
            <text:p><text:s text:c="3"/>3,725</text:p>
          </table:table-cell>
          <table:table-cell table:style-name="ce36" office:value-type="float" office:value="2684" calcext:value-type="float">
            <text:p><text:s text:c="3"/>2,684</text:p>
          </table:table-cell>
          <table:table-cell table:style-name="ce36" office:value-type="float" office:value="1356" calcext:value-type="float">
            <text:p><text:s text:c="3"/>1,356</text:p>
          </table:table-cell>
          <table:table-cell table:style-name="ce36" office:value-type="float" office:value="918" calcext:value-type="float">
            <text:p><text:s text:c="3"/>918</text:p>
          </table:table-cell>
          <table:table-cell table:style-name="ce36" office:value-type="float" office:value="1469" calcext:value-type="float">
            <text:p><text:s text:c="3"/>1,469</text:p>
          </table:table-cell>
          <table:table-cell table:style-name="ce36" office:value-type="float" office:value="4477" calcext:value-type="float">
            <text:p><text:s text:c="3"/>4,477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2825" calcext:value-type="float">
            <text:p><text:s text:c="3"/>2,825</text:p>
          </table:table-cell>
          <table:table-cell table:style-name="ce36" office:value-type="float" office:value="19052" calcext:value-type="float">
            <text:p><text:s text:c="3"/>19,052</text:p>
          </table:table-cell>
          <table:table-cell table:style-name="ce36" office:value-type="float" office:value="474" calcext:value-type="float">
            <text:p><text:s text:c="3"/>474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38327" calcext:value-type="float">
            <text:p><text:s text:c="3"/>38,327</text:p>
          </table:table-cell>
          <table:table-cell table:style-name="ce36" office:value-type="float" office:value="1665" calcext:value-type="float">
            <text:p><text:s text:c="3"/>1,665</text:p>
          </table:table-cell>
          <table:table-cell table:style-name="ce36" office:value-type="float" office:value="3362" calcext:value-type="float">
            <text:p><text:s text:c="3"/>3,362</text:p>
          </table:table-cell>
          <table:table-cell table:style-name="ce36" office:value-type="float" office:value="2876" calcext:value-type="float">
            <text:p><text:s text:c="3"/>2,876</text:p>
          </table:table-cell>
          <table:table-cell table:style-name="ce36" office:value-type="float" office:value="1645" calcext:value-type="float">
            <text:p><text:s text:c="3"/>1,645</text:p>
          </table:table-cell>
          <table:table-cell table:style-name="ce36" office:value-type="float" office:value="929" calcext:value-type="float">
            <text:p><text:s text:c="3"/>929</text:p>
          </table:table-cell>
          <table:table-cell table:style-name="ce36" office:value-type="float" office:value="1238" calcext:value-type="float">
            <text:p><text:s text:c="3"/>1,238</text:p>
          </table:table-cell>
          <table:table-cell table:style-name="ce36" office:value-type="float" office:value="4229" calcext:value-type="float">
            <text:p><text:s text:c="3"/>4,229</text:p>
          </table:table-cell>
          <table:table-cell table:style-name="ce36" office:value-type="float" office:value="489" calcext:value-type="float">
            <text:p><text:s text:c="3"/>489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825" calcext:value-type="float">
            <text:p><text:s text:c="3"/>2,825</text:p>
          </table:table-cell>
          <table:table-cell table:style-name="ce36" office:value-type="float" office:value="19052" calcext:value-type="float">
            <text:p><text:s text:c="3"/>19,052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58" office:value-type="float" office:value="321" calcext:value-type="float">
            <text:p>321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48697" calcext:value-type="float">
            <text:p><text:s text:c="3"/>48,697</text:p>
          </table:table-cell>
          <table:table-cell table:style-name="ce37" office:value-type="float" office:value="1567" calcext:value-type="float">
            <text:p><text:s text:c="3"/>1,567</text:p>
          </table:table-cell>
          <table:table-cell table:style-name="ce37" office:value-type="float" office:value="4177" calcext:value-type="float">
            <text:p><text:s text:c="3"/>4,177</text:p>
          </table:table-cell>
          <table:table-cell table:style-name="ce37" office:value-type="float" office:value="3051" calcext:value-type="float">
            <text:p><text:s text:c="3"/>3,051</text:p>
          </table:table-cell>
          <table:table-cell table:style-name="ce37" office:value-type="float" office:value="1792" calcext:value-type="float">
            <text:p><text:s text:c="3"/>1,792</text:p>
          </table:table-cell>
          <table:table-cell table:style-name="ce37" office:value-type="float" office:value="1133" calcext:value-type="float">
            <text:p><text:s text:c="3"/>1,133</text:p>
          </table:table-cell>
          <table:table-cell table:style-name="ce37" office:value-type="float" office:value="1791" calcext:value-type="float">
            <text:p><text:s text:c="3"/>1,791</text:p>
          </table:table-cell>
          <table:table-cell table:style-name="ce37" office:value-type="float" office:value="5539" calcext:value-type="float">
            <text:p><text:s text:c="3"/>5,539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718" calcext:value-type="float">
            <text:p><text:s text:c="3"/>3,718</text:p>
          </table:table-cell>
          <table:table-cell table:style-name="ce37" office:value-type="float" office:value="24041" calcext:value-type="float">
            <text:p><text:s text:c="3"/>24,041</text:p>
          </table:table-cell>
          <table:table-cell table:style-name="ce37" office:value-type="float" office:value="1784" calcext:value-type="float">
            <text:p><text:s text:c="3"/>1,7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378" calcext:value-type="float">
            <text:p><text:s text:c="3"/>47,378</text:p>
          </table:table-cell>
          <table:table-cell table:style-name="ce37" office:value-type="float" office:value="2007" calcext:value-type="float">
            <text:p><text:s text:c="3"/>2,007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37" office:value-type="float" office:value="3265" calcext:value-type="float">
            <text:p><text:s text:c="3"/>3,265</text:p>
          </table:table-cell>
          <table:table-cell table:style-name="ce37" office:value-type="float" office:value="2204" calcext:value-type="float">
            <text:p><text:s text:c="3"/>2,204</text:p>
          </table:table-cell>
          <table:table-cell table:style-name="ce37" office:value-type="float" office:value="1150" calcext:value-type="float">
            <text:p><text:s text:c="3"/>1,150</text:p>
          </table:table-cell>
          <table:table-cell table:style-name="ce37" office:value-type="float" office:value="1557" calcext:value-type="float">
            <text:p><text:s text:c="3"/>1,557</text:p>
          </table:table-cell>
          <table:table-cell table:style-name="ce37" office:value-type="float" office:value="4790" calcext:value-type="float">
            <text:p><text:s text:c="3"/>4,790</text:p>
          </table:table-cell>
          <table:table-cell table:style-name="ce37" office:value-type="float" office:value="399" calcext:value-type="float">
            <text:p><text:s text:c="3"/>399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718" calcext:value-type="float">
            <text:p><text:s text:c="3"/>3,718</text:p>
          </table:table-cell>
          <table:table-cell table:style-name="ce37" office:value-type="float" office:value="24041" calcext:value-type="float">
            <text:p><text:s text:c="3"/>24,04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59" office:value-type="float" office:value="1319" calcext:value-type="float">
            <text:p>1,319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4867" calcext:value-type="float">
            <text:p>14,867</text:p>
          </table:table-cell>
          <table:table-cell table:style-name="ce38" office:value-type="float" office:value="578" calcext:value-type="float">
            <text:p>5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58" calcext:value-type="float">
            <text:p>3,458</text:p>
          </table:table-cell>
          <table:table-cell table:style-name="ce38" office:value-type="float" office:value="393" calcext:value-type="float">
            <text:p>393</text:p>
          </table:table-cell>
          <table:table-cell table:style-name="ce38" office:value-type="float" office:value="269" calcext:value-type="float">
            <text:p>269</text:p>
          </table:table-cell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3049" calcext:value-type="float">
            <text:p>3,049</text:p>
          </table:table-cell>
          <table:table-cell table:style-name="ce38" office:value-type="float" office:value="59" calcext:value-type="float">
            <text:p>5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243" calcext:value-type="float">
            <text:p>6,243</text:p>
          </table:table-cell>
          <table:table-cell table:style-name="ce38" office:value-type="float" office:value="467" calcext:value-type="float">
            <text:p>46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4871" calcext:value-type="float">
            <text:p>14,871</text:p>
          </table:table-cell>
          <table:table-cell table:style-name="ce38" office:value-type="float" office:value="721" calcext:value-type="float">
            <text:p>72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54" calcext:value-type="float">
            <text:p>3,554</text:p>
          </table:table-cell>
          <table:table-cell table:style-name="ce38" office:value-type="float" office:value="412" calcext:value-type="float">
            <text:p>412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301" calcext:value-type="float">
            <text:p>301</text:p>
          </table:table-cell>
          <table:table-cell table:style-name="ce38" office:value-type="float" office:value="3175" calcext:value-type="float">
            <text:p>3,175</text:p>
          </table:table-cell>
          <table:table-cell table:style-name="ce38" office:value-type="float" office:value="231" calcext:value-type="float">
            <text:p>23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242" calcext:value-type="float">
            <text:p>6,24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60" office:value-type="float" office:value="-4" calcext:value-type="float">
            <text:p><text:s text:c="7"/>－4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501" calcext:value-type="float">
            <text:p>6,501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58" calcext:value-type="float">
            <text:p>1,558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345" calcext:value-type="float">
            <text:p>1,345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43" calcext:value-type="float">
            <text:p>2,743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783" calcext:value-type="float">
            <text:p>6,783</text:p>
          </table:table-cell>
          <table:table-cell table:style-name="ce39" office:value-type="float" office:value="314" calcext:value-type="float">
            <text:p>3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68" calcext:value-type="float">
            <text:p>1,668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514" calcext:value-type="float">
            <text:p>1,514</text:p>
          </table:table-cell>
          <table:table-cell table:style-name="ce39" office:value-type="float" office:value="113" calcext:value-type="float">
            <text:p>1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43" calcext:value-type="float">
            <text:p>2,74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-282" calcext:value-type="float">
            <text:p><text:s text:c="7"/>－282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8366" calcext:value-type="float">
            <text:p>8,366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500" calcext:value-type="float">
            <text:p>3,500</text:p>
          </table:table-cell>
          <table:table-cell table:style-name="ce40" office:value-type="float" office:value="347" calcext:value-type="float">
            <text:p>3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088" calcext:value-type="float">
            <text:p>8,088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86" calcext:value-type="float">
            <text:p>1,886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661" calcext:value-type="float">
            <text:p>1,661</text:p>
          </table:table-cell>
          <table:table-cell table:style-name="ce40" office:value-type="float" office:value="118" calcext:value-type="float">
            <text:p>1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99" calcext:value-type="float">
            <text:p>3,49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62" office:value-type="float" office:value="278" calcext:value-type="float">
            <text:p>278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1638" calcext:value-type="float">
            <text:p>11,638</text:p>
          </table:table-cell>
          <table:table-cell table:style-name="ce38" office:value-type="float" office:value="1079" calcext:value-type="float">
            <text:p>1,079</text:p>
          </table:table-cell>
          <table:table-cell table:style-name="ce38" office:value-type="float" office:value="3554" calcext:value-type="float">
            <text:p>3,55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308" calcext:value-type="float">
            <text:p>308</text:p>
          </table:table-cell>
          <table:table-cell table:style-name="ce38" office:value-type="float" office:value="1763" calcext:value-type="float">
            <text:p>1,763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69" calcext:value-type="float">
            <text:p>4,069</text:p>
          </table:table-cell>
          <table:table-cell table:style-name="ce38" office:value-type="float" office:value="347" calcext:value-type="float">
            <text:p>34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167" calcext:value-type="float">
            <text:p>11,167</text:p>
          </table:table-cell>
          <table:table-cell table:style-name="ce38" office:value-type="float" office:value="1349" calcext:value-type="float">
            <text:p>1,349</text:p>
          </table:table-cell>
          <table:table-cell table:style-name="ce38" office:value-type="float" office:value="3458" calcext:value-type="float">
            <text:p>3,4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8" calcext:value-type="float">
            <text:p>27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1569" calcext:value-type="float">
            <text:p>1,569</text:p>
          </table:table-cell>
          <table:table-cell table:style-name="ce38" office:value-type="float" office:value="101" calcext:value-type="float">
            <text:p>10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70" calcext:value-type="float">
            <text:p>4,07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" calcext:value-type="float">
            <text:p>3</text:p>
          </table:table-cell>
          <table:table-cell table:style-name="ce60" office:value-type="float" office:value="471" calcext:value-type="float">
            <text:p>471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29" calcext:value-type="float">
            <text:p>5,329</text:p>
          </table:table-cell>
          <table:table-cell table:style-name="ce39" office:value-type="float" office:value="542" calcext:value-type="float">
            <text:p>542</text:p>
          </table:table-cell>
          <table:table-cell table:style-name="ce39" office:value-type="float" office:value="1668" calcext:value-type="float">
            <text:p>1,66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835" calcext:value-type="float">
            <text:p>835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03" calcext:value-type="float">
            <text:p>1,803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095" calcext:value-type="float">
            <text:p>5,095</text:p>
          </table:table-cell>
          <table:table-cell table:style-name="ce39" office:value-type="float" office:value="600" calcext:value-type="float">
            <text:p>600</text:p>
          </table:table-cell>
          <table:table-cell table:style-name="ce39" office:value-type="float" office:value="1558" calcext:value-type="float">
            <text:p>1,55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792" calcext:value-type="float">
            <text:p>792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04" calcext:value-type="float">
            <text:p>1,80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34" calcext:value-type="float">
            <text:p>234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309" calcext:value-type="float">
            <text:p>6,309</text:p>
          </table:table-cell>
          <table:table-cell table:style-name="ce40" office:value-type="float" office:value="537" calcext:value-type="float">
            <text:p>537</text:p>
          </table:table-cell>
          <table:table-cell table:style-name="ce40" office:value-type="float" office:value="1886" calcext:value-type="float">
            <text:p>1,8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928" calcext:value-type="float">
            <text:p>928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66" calcext:value-type="float">
            <text:p>2,266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072" calcext:value-type="float">
            <text:p>6,072</text:p>
          </table:table-cell>
          <table:table-cell table:style-name="ce40" office:value-type="float" office:value="749" calcext:value-type="float">
            <text:p>749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777" calcext:value-type="float">
            <text:p>777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66" calcext:value-type="float">
            <text:p>2,26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237" calcext:value-type="float">
            <text:p>237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1250" calcext:value-type="float">
            <text:p>11,250</text:p>
          </table:table-cell>
          <table:table-cell table:style-name="ce38" office:value-type="float" office:value="281" calcext:value-type="float">
            <text:p>281</text:p>
          </table:table-cell>
          <table:table-cell table:style-name="ce38" office:value-type="float" office:value="412" calcext:value-type="float">
            <text:p>412</text:p>
          </table:table-cell>
          <table:table-cell table:style-name="ce38" office:value-type="float" office:value="278" calcext:value-type="float">
            <text:p>2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2619" calcext:value-type="float">
            <text:p>2,619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891" calcext:value-type="float">
            <text:p>6,891</text:p>
          </table:table-cell>
          <table:table-cell table:style-name="ce38" office:value-type="float" office:value="221" calcext:value-type="float">
            <text:p>22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0377" calcext:value-type="float">
            <text:p>10,377</text:p>
          </table:table-cell>
          <table:table-cell table:style-name="ce38" office:value-type="float" office:value="332" calcext:value-type="float">
            <text:p>332</text:p>
          </table:table-cell>
          <table:table-cell table:style-name="ce38" office:value-type="float" office:value="393" calcext:value-type="float">
            <text:p>39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219" calcext:value-type="float">
            <text:p>219</text:p>
          </table:table-cell>
          <table:table-cell table:style-name="ce38" office:value-type="float" office:value="1919" calcext:value-type="float">
            <text:p>1,919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893" calcext:value-type="float">
            <text:p>6,893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63" office:value-type="float" office:value="873" calcext:value-type="float">
            <text:p>873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834" calcext:value-type="float">
            <text:p>4,834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116" calcext:value-type="float">
            <text:p>1,116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88" calcext:value-type="float">
            <text:p>2,988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499" calcext:value-type="float">
            <text:p>4,499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842" calcext:value-type="float">
            <text:p>842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89" calcext:value-type="float">
            <text:p>2,989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335" calcext:value-type="float">
            <text:p>335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416" calcext:value-type="float">
            <text:p>6,416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503" calcext:value-type="float">
            <text:p>1,503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03" calcext:value-type="float">
            <text:p>3,903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878" calcext:value-type="float">
            <text:p>5,878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077" calcext:value-type="float">
            <text:p>1,077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04" calcext:value-type="float">
            <text:p>3,90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65" office:value-type="float" office:value="538" calcext:value-type="float">
            <text:p>538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6873" calcext:value-type="float">
            <text:p>6,873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05" calcext:value-type="float">
            <text:p>705</text:p>
          </table:table-cell>
          <table:table-cell table:style-name="ce38" office:value-type="float" office:value="811" calcext:value-type="float">
            <text:p>811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530" calcext:value-type="float">
            <text:p>4,530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789" calcext:value-type="float">
            <text:p>6,789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269" calcext:value-type="float">
            <text:p>269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61" calcext:value-type="float">
            <text:p>561</text:p>
          </table:table-cell>
          <table:table-cell table:style-name="ce38" office:value-type="float" office:value="812" calcext:value-type="float">
            <text:p>812</text:p>
          </table:table-cell>
          <table:table-cell table:style-name="ce38" office:value-type="float" office:value="57" calcext:value-type="float">
            <text:p>5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30" calcext:value-type="float">
            <text:p>4,53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63" office:value-type="float" office:value="84" calcext:value-type="float">
            <text:p>84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2969" calcext:value-type="float">
            <text:p>2,969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8" calcext:value-type="float">
            <text:p>318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57" calcext:value-type="float">
            <text:p>1,957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975" calcext:value-type="float">
            <text:p>2,97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57" calcext:value-type="float">
            <text:p>1,95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4" office:value-type="float" office:value="-6" calcext:value-type="float">
            <text:p><text:s text:c="7"/>－6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904" calcext:value-type="float">
            <text:p>3,904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73" calcext:value-type="float">
            <text:p>2,573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14" calcext:value-type="float">
            <text:p>3,814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73" calcext:value-type="float">
            <text:p>2,57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65" office:value-type="float" office:value="90" calcext:value-type="float">
            <text:p>90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1187" calcext:value-type="float">
            <text:p>11,187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301" calcext:value-type="float">
            <text:p>301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219" calcext:value-type="float">
            <text:p>219</text:p>
          </table:table-cell>
          <table:table-cell table:style-name="ce38" office:value-type="float" office:value="561" calcext:value-type="float">
            <text:p>5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63" calcext:value-type="float">
            <text:p>1,463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883" calcext:value-type="float">
            <text:p>7,883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506" calcext:value-type="float">
            <text:p>11,506</text:p>
          </table:table-cell>
          <table:table-cell table:style-name="ce38" office:value-type="float" office:value="360" calcext:value-type="float">
            <text:p>360</text:p>
          </table:table-cell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308" calcext:value-type="float">
            <text:p>308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705" calcext:value-type="float">
            <text:p>70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60" calcext:value-type="float">
            <text:p>1,460</text:p>
          </table:table-cell>
          <table:table-cell table:style-name="ce38" office:value-type="float" office:value="106" calcext:value-type="float">
            <text:p>10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883" calcext:value-type="float">
            <text:p>7,88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-319" calcext:value-type="float">
            <text:p><text:s text:c="7"/>－319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016" calcext:value-type="float">
            <text:p>5,016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43" calcext:value-type="float">
            <text:p>643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96" calcext:value-type="float">
            <text:p>3,596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221" calcext:value-type="float">
            <text:p>5,221</text:p>
          </table:table-cell>
          <table:table-cell table:style-name="ce39" office:value-type="float" office:value="157" calcext:value-type="float">
            <text:p>157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318" calcext:value-type="float">
            <text:p>3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64" calcext:value-type="float">
            <text:p>664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96" calcext:value-type="float">
            <text:p>3,59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4" office:value-type="float" office:value="-205" calcext:value-type="float">
            <text:p><text:s text:c="7"/>－205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171" calcext:value-type="float">
            <text:p>6,171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20" calcext:value-type="float">
            <text:p>82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87" calcext:value-type="float">
            <text:p>4,287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285" calcext:value-type="float">
            <text:p>6,285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96" calcext:value-type="float">
            <text:p>796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87" calcext:value-type="float">
            <text:p>4,28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-114" calcext:value-type="float">
            <text:p><text:s text:c="7"/>－114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0408" calcext:value-type="float">
            <text:p>30,408</text:p>
          </table:table-cell>
          <table:table-cell table:style-name="ce38" office:value-type="float" office:value="710" calcext:value-type="float">
            <text:p>710</text:p>
          </table:table-cell>
          <table:table-cell table:style-name="ce38" office:value-type="float" office:value="3175" calcext:value-type="float">
            <text:p>3,175</text:p>
          </table:table-cell>
          <table:table-cell table:style-name="ce38" office:value-type="float" office:value="1569" calcext:value-type="float">
            <text:p>1,569</text:p>
          </table:table-cell>
          <table:table-cell table:style-name="ce38" office:value-type="float" office:value="1919" calcext:value-type="float">
            <text:p>1,919</text:p>
          </table:table-cell>
          <table:table-cell table:style-name="ce38" office:value-type="float" office:value="812" calcext:value-type="float">
            <text:p>812</text:p>
          </table:table-cell>
          <table:table-cell table:style-name="ce38" office:value-type="float" office:value="1461" calcext:value-type="float">
            <text:p>1,4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543" calcext:value-type="float">
            <text:p>6,543</text:p>
          </table:table-cell>
          <table:table-cell table:style-name="ce38" office:value-type="float" office:value="13267" calcext:value-type="float">
            <text:p>13,267</text:p>
          </table:table-cell>
          <table:table-cell table:style-name="ce38" office:value-type="float" office:value="863" calcext:value-type="float">
            <text:p>86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0532" calcext:value-type="float">
            <text:p>30,532</text:p>
          </table:table-cell>
          <table:table-cell table:style-name="ce38" office:value-type="float" office:value="698" calcext:value-type="float">
            <text:p>698</text:p>
          </table:table-cell>
          <table:table-cell table:style-name="ce38" office:value-type="float" office:value="3049" calcext:value-type="float">
            <text:p>3,049</text:p>
          </table:table-cell>
          <table:table-cell table:style-name="ce38" office:value-type="float" office:value="1763" calcext:value-type="float">
            <text:p>1,763</text:p>
          </table:table-cell>
          <table:table-cell table:style-name="ce38" office:value-type="float" office:value="2613" calcext:value-type="float">
            <text:p>2,613</text:p>
          </table:table-cell>
          <table:table-cell table:style-name="ce38" office:value-type="float" office:value="811" calcext:value-type="float">
            <text:p>811</text:p>
          </table:table-cell>
          <table:table-cell table:style-name="ce38" office:value-type="float" office:value="1463" calcext:value-type="float">
            <text:p>1,46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1" calcext:value-type="float">
            <text:p>31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543" calcext:value-type="float">
            <text:p>6,543</text:p>
          </table:table-cell>
          <table:table-cell table:style-name="ce38" office:value-type="float" office:value="13265" calcext:value-type="float">
            <text:p>13,265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63" office:value-type="float" office:value="-124" calcext:value-type="float">
            <text:p><text:s text:c="7"/>－124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3381" calcext:value-type="float">
            <text:p>13,381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1514" calcext:value-type="float">
            <text:p>1,514</text:p>
          </table:table-cell>
          <table:table-cell table:style-name="ce39" office:value-type="float" office:value="792" calcext:value-type="float">
            <text:p>792</text:p>
          </table:table-cell>
          <table:table-cell table:style-name="ce39" office:value-type="float" office:value="842" calcext:value-type="float">
            <text:p>842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office:value-type="float" office:value="665" calcext:value-type="float">
            <text:p>66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25" calcext:value-type="float">
            <text:p>2,825</text:p>
          </table:table-cell>
          <table:table-cell table:style-name="ce39" office:value-type="float" office:value="5844" calcext:value-type="float">
            <text:p>5,844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3481" calcext:value-type="float">
            <text:p>13,481</text:p>
          </table:table-cell>
          <table:table-cell table:style-name="ce39" office:value-type="float" office:value="334" calcext:value-type="float">
            <text:p>334</text:p>
          </table:table-cell>
          <table:table-cell table:style-name="ce39" office:value-type="float" office:value="1345" calcext:value-type="float">
            <text:p>1,345</text:p>
          </table:table-cell>
          <table:table-cell table:style-name="ce39" office:value-type="float" office:value="835" calcext:value-type="float">
            <text:p>835</text:p>
          </table:table-cell>
          <table:table-cell table:style-name="ce39" office:value-type="float" office:value="1112" calcext:value-type="float">
            <text:p>1,112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643" calcext:value-type="float">
            <text:p>64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25" calcext:value-type="float">
            <text:p>2,825</text:p>
          </table:table-cell>
          <table:table-cell table:style-name="ce39" office:value-type="float" office:value="5842" calcext:value-type="float">
            <text:p>5,84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64" office:value-type="float" office:value="-100" calcext:value-type="float">
            <text:p><text:s text:c="7"/>－100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7027" calcext:value-type="float">
            <text:p>17,027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1661" calcext:value-type="float">
            <text:p>1,661</text:p>
          </table:table-cell>
          <table:table-cell table:style-name="ce40" office:value-type="float" office:value="777" calcext:value-type="float">
            <text:p>777</text:p>
          </table:table-cell>
          <table:table-cell table:style-name="ce40" office:value-type="float" office:value="1077" calcext:value-type="float">
            <text:p>1,077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796" calcext:value-type="float">
            <text:p>7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18" calcext:value-type="float">
            <text:p>3,718</text:p>
          </table:table-cell>
          <table:table-cell table:style-name="ce40" office:value-type="float" office:value="7423" calcext:value-type="float">
            <text:p>7,423</text:p>
          </table:table-cell>
          <table:table-cell table:style-name="ce40" office:value-type="float" office:value="734" calcext:value-type="float">
            <text:p>73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7051" calcext:value-type="float">
            <text:p>17,051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928" calcext:value-type="float">
            <text:p>928</text:p>
          </table:table-cell>
          <table:table-cell table:style-name="ce40" office:value-type="float" office:value="1501" calcext:value-type="float">
            <text:p>1,501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820" calcext:value-type="float">
            <text:p>8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18" calcext:value-type="float">
            <text:p>3,718</text:p>
          </table:table-cell>
          <table:table-cell table:style-name="ce40" office:value-type="float" office:value="7423" calcext:value-type="float">
            <text:p>7,42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65" office:value-type="float" office:value="-24" calcext:value-type="float">
            <text:p><text:s text:c="7"/>－24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63" calcext:value-type="float">
            <text:p>1,76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08" calcext:value-type="float">
            <text:p>1,80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45" calcext:value-type="float">
            <text:p><text:s text:c="7"/>－45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9" calcext:value-type="float">
            <text:p><text:s text:c="7"/>－19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54" calcext:value-type="float">
            <text:p>95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0" calcext:value-type="float">
            <text:p>98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26" calcext:value-type="float">
            <text:p><text:s text:c="7"/>－26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197" calcext:value-type="float">
            <text:p>8,197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598" calcext:value-type="float">
            <text:p>598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86" calcext:value-type="float">
            <text:p>1,286</text:p>
          </table:table-cell>
          <table:table-cell table:style-name="ce41" office:value-type="float" office:value="3810" calcext:value-type="float">
            <text:p>3,810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416" calcext:value-type="float">
            <text:p>7,416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553" calcext:value-type="float">
            <text:p>553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3810" calcext:value-type="float">
            <text:p>3,8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781" calcext:value-type="float">
            <text:p>781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708" calcext:value-type="float">
            <text:p>3,708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647" calcext:value-type="float">
            <text:p>647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1727" calcext:value-type="float">
            <text:p>1,72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372" calcext:value-type="float">
            <text:p>3,372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1727" calcext:value-type="float">
            <text:p>1,72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36" calcext:value-type="float">
            <text:p>336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489" calcext:value-type="float">
            <text:p>4,489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733" calcext:value-type="float">
            <text:p>733</text:p>
          </table:table-cell>
          <table:table-cell table:style-name="ce43" office:value-type="float" office:value="302" calcext:value-type="float">
            <text:p>302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8" calcext:value-type="float">
            <text:p>698</text:p>
          </table:table-cell>
          <table:table-cell table:style-name="ce43" office:value-type="float" office:value="2083" calcext:value-type="float">
            <text:p>2,083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44" calcext:value-type="float">
            <text:p>4,044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2083" calcext:value-type="float">
            <text:p>2,0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445" calcext:value-type="float">
            <text:p>445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07" calcext:value-type="float">
            <text:p>2,00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9" calcext:value-type="float">
            <text:p>7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610" calcext:value-type="float">
            <text:p>61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3" calcext:value-type="float">
            <text:p>713</text:p>
          </table:table-cell>
          <table:table-cell table:style-name="ce41" office:value-type="float" office:value="610" calcext:value-type="float">
            <text:p>61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321" calcext:value-type="float">
            <text:p>321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84" calcext:value-type="float">
            <text:p>88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164" calcext:value-type="float">
            <text:p>164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23" calcext:value-type="float">
            <text:p>1,1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66" calcext:value-type="float">
            <text:p>96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157" calcext:value-type="float">
            <text:p>157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40" calcext:value-type="float">
            <text:p>1,64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0" calcext:value-type="float">
            <text:p>1,47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170" calcext:value-type="float">
            <text:p>170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82" calcext:value-type="float">
            <text:p>82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78" calcext:value-type="float">
            <text:p>78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65" calcext:value-type="float">
            <text:p>96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390" calcext:value-type="float">
            <text:p>39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3" calcext:value-type="float">
            <text:p>87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390" calcext:value-type="float">
            <text:p>39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92" calcext:value-type="float">
            <text:p>92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169" calcext:value-type="float">
            <text:p>3,16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83" calcext:value-type="float">
            <text:p>48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1777" calcext:value-type="float">
            <text:p>1,777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88" calcext:value-type="float">
            <text:p>3,688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802" calcext:value-type="float">
            <text:p>802</text:p>
          </table:table-cell>
          <table:table-cell table:number-columns-repeated="2"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1777" calcext:value-type="float">
            <text:p>1,77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519" calcext:value-type="float">
            <text:p><text:s text:c="7"/>－519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91" calcext:value-type="float">
            <text:p>1,29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7" calcext:value-type="float">
            <text:p>1,54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745" calcext:value-type="float">
            <text:p>7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56" calcext:value-type="float">
            <text:p><text:s text:c="7"/>－256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878" calcext:value-type="float">
            <text:p>1,87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1032" calcext:value-type="float">
            <text:p>1,03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41" calcext:value-type="float">
            <text:p>2,14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1032" calcext:value-type="float">
            <text:p>1,03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63" calcext:value-type="float">
            <text:p><text:s text:c="7"/>－263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46" calcext:value-type="float">
            <text:p>1,44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454" calcext:value-type="float">
            <text:p>45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87" calcext:value-type="float">
            <text:p><text:s text:c="7"/>－87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76" calcext:value-type="float">
            <text:p>176</text:p>
          </table:table-cell>
          <table:table-cell table:number-columns-repeated="2"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186" calcext:value-type="float">
            <text:p>1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4" calcext:value-type="float">
            <text:p><text:s text:c="7"/>－34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78" calcext:value-type="float">
            <text:p>77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31" calcext:value-type="float">
            <text:p>83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268" calcext:value-type="float">
            <text:p>26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53" calcext:value-type="float">
            <text:p><text:s text:c="7"/>－53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81" calcext:value-type="float">
            <text:p>1,88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737" calcext:value-type="float">
            <text:p>73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69" calcext:value-type="float">
            <text:p>1,96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737" calcext:value-type="float">
            <text:p>73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88" calcext:value-type="float">
            <text:p><text:s text:c="7"/>－88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6" calcext:value-type="float">
            <text:p>83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302" calcext:value-type="float">
            <text:p>3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50" calcext:value-type="float">
            <text:p><text:s text:c="7"/>－50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95" calcext:value-type="float">
            <text:p>1,09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3" calcext:value-type="float">
            <text:p>1,13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34" calcext:value-type="float">
            <text:p>134</text:p>
          </table:table-cell>
          <table:table-cell table:number-columns-repeated="2"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38" calcext:value-type="float">
            <text:p><text:s text:c="7"/>－38</text:p>
          </table:table-cell>
          <table:table-cell table:style-name="ce69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05" calcext:value-type="float">
            <text:p>1,50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9" calcext:value-type="float">
            <text:p>609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84" calcext:value-type="float">
            <text:p>1,68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3" calcext:value-type="float">
            <text:p>733</text:p>
          </table:table-cell>
          <table:table-cell table:style-name="ce41" office:value-type="float" office:value="406" calcext:value-type="float">
            <text:p>40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79" calcext:value-type="float">
            <text:p><text:s text:c="7"/>－179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32" calcext:value-type="float">
            <text:p>63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181" calcext:value-type="float">
            <text:p>18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5" calcext:value-type="float">
            <text:p><text:s text:c="7"/>－85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73" calcext:value-type="float">
            <text:p>87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7" calcext:value-type="float">
            <text:p>96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225" calcext:value-type="float">
            <text:p>22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94" calcext:value-type="float">
            <text:p><text:s text:c="7"/>－94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82" calcext:value-type="float">
            <text:p>2,182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503" calcext:value-type="float">
            <text:p>5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67" calcext:value-type="float">
            <text:p>2,4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985" calcext:value-type="float">
            <text:p>98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85" calcext:value-type="float">
            <text:p><text:s text:c="7"/>－285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46" calcext:value-type="float">
            <text:p>94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1" calcext:value-type="float">
            <text:p>1,05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425" calcext:value-type="float">
            <text:p>4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5" calcext:value-type="float">
            <text:p><text:s text:c="7"/>－105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36" calcext:value-type="float">
            <text:p>1,23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560" calcext:value-type="float">
            <text:p>560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6" calcext:value-type="float">
            <text:p>1,41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560" calcext:value-type="float">
            <text:p>56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80" calcext:value-type="float">
            <text:p><text:s text:c="7"/>－180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08" calcext:value-type="float">
            <text:p>60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64" calcext:value-type="float">
            <text:p>6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221" calcext:value-type="float">
            <text:p>22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1" calcext:value-type="float">
            <text:p><text:s text:c="7"/>－111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14" calcext:value-type="float">
            <text:p>1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8" calcext:value-type="float">
            <text:p><text:s text:c="7"/>－48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2" table:style-name="ce4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07" calcext:value-type="float">
            <text:p>10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63" calcext:value-type="float">
            <text:p><text:s text:c="7"/>－63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31" calcext:value-type="float">
            <text:p>1,33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2" calcext:value-type="float">
            <text:p>1,47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803" calcext:value-type="float">
            <text:p>80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41" calcext:value-type="float">
            <text:p><text:s text:c="7"/>－141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02" calcext:value-type="float">
            <text:p>60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360" calcext:value-type="float">
            <text:p>3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54" calcext:value-type="float">
            <text:p><text:s text:c="7"/>－54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29" calcext:value-type="float">
            <text:p>72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6" calcext:value-type="float">
            <text:p>81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443" calcext:value-type="float">
            <text:p>44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87" calcext:value-type="float">
            <text:p><text:s text:c="7"/>－87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69" calcext:value-type="float">
            <text:p>6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" calcext:value-type="float">
            <text:p>27</text:p>
          </table:table-cell>
          <table:table-cell table:number-columns-repeated="2" table:style-name="ce41" office:value-type="float" office:value="14" calcext:value-type="float">
            <text:p>1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73" calcext:value-type="float">
            <text:p>73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9" calcext:value-type="float">
            <text:p>49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4" calcext:value-type="float">
            <text:p>24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686" calcext:value-type="float">
            <text:p>68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686" calcext:value-type="float">
            <text:p>686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84" calcext:value-type="float">
            <text:p><text:s text:c="7"/>－84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4" calcext:value-type="float">
            <text:p>70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312" calcext:value-type="float">
            <text:p>3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8" calcext:value-type="float">
            <text:p><text:s text:c="7"/>－38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00" calcext:value-type="float">
            <text:p>80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374" calcext:value-type="float">
            <text:p>37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6" calcext:value-type="float">
            <text:p>84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374" calcext:value-type="float">
            <text:p>374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5" office:value-type="float" office:value="-46" calcext:value-type="float">
            <text:p><text:s text:c="7"/>－46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42" calcext:value-type="float">
            <text:p>1,84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3" calcext:value-type="float">
            <text:p>673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37" calcext:value-type="float">
            <text:p>1,73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1" calcext:value-type="float">
            <text:p>621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63" office:value-type="float" office:value="105" calcext:value-type="float">
            <text:p>105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08" calcext:value-type="float">
            <text:p>80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8" calcext:value-type="float">
            <text:p>80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0" calcext:value-type="float">
            <text:p>－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34" calcext:value-type="float">
            <text:p>1,03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1" calcext:value-type="float">
            <text:p>381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105" calcext:value-type="float">
            <text:p>105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40" calcext:value-type="float">
            <text:p>540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38" calcext:value-type="float">
            <text:p>1,13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299" calcext:value-type="float">
            <text:p>29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5" calcext:value-type="float">
            <text:p><text:s text:c="7"/>－35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7" calcext:value-type="float">
            <text:p>51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28" calcext:value-type="float">
            <text:p>2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134" calcext:value-type="float">
            <text:p>1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8" calcext:value-type="float">
            <text:p><text:s text:c="7"/>－38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24" calcext:value-type="float">
            <text:p>62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1" calcext:value-type="float">
            <text:p>62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165" calcext:value-type="float">
            <text:p>16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" calcext:value-type="float">
            <text:p>3</text:p>
          </table:table-cell>
          <table:table-cell table:style-name="ce69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122" calcext:value-type="float">
            <text:p>1,12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311" calcext:value-type="float">
            <text:p>311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63" calcext:value-type="float">
            <text:p>46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84" calcext:value-type="float">
            <text:p>84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210" calcext:value-type="float">
            <text:p>21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659" calcext:value-type="float">
            <text:p>659</text:p>
          </table:table-cell>
          <table:table-cell table:style-name="ce69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18" calcext:value-type="float">
            <text:p>61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79" calcext:value-type="float">
            <text:p>179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21" calcext:value-type="float">
            <text:p>1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45" calcext:value-type="float">
            <text:p>345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504" calcext:value-type="float">
            <text:p>50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32" calcext:value-type="float">
            <text:p>132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14" calcext:value-type="float">
            <text:p>314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269" calcext:value-type="float">
            <text:p>26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2" table:style-name="ce41" office:value-type="float" office:value="25" calcext:value-type="float">
            <text:p>2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97" calcext:value-type="float">
            <text:p>19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566" calcext:value-type="float">
            <text:p>566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47" calcext:value-type="float">
            <text:p>14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9" calcext:value-type="float">
            <text:p>1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86" calcext:value-type="float">
            <text:p>286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52" calcext:value-type="float">
            <text:p>45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22" calcext:value-type="float">
            <text:p>1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8" calcext:value-type="float">
            <text:p>8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80" calcext:value-type="float">
            <text:p>280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93" calcext:value-type="float">
            <text:p>93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9" calcext:value-type="float">
            <text:p>59</text:p>
          </table:table-cell>
          <table:table-cell table:style-name="ce69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4" calcext:value-type="float">
            <text:p>34</text:p>
          </table:table-cell>
          <table:table-cell table:style-name="ce69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table:number-columns-repeated="4"/>
          <table:table-cell table:style-name="ce66" office:value-type="string" calcext:value-type="string">
            <text:p>內政部戶政司 民國102年2月5日編製</text:p>
          </table:table-cell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8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2-06T11:45:51</meta:creation-date>
    <dc:creator>user</dc:creator>
    <dc:date>2013-02-06T11:46:53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